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3c674" officeooo:paragraph-rsid="0003c67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401c0" officeooo:paragraph-rsid="000401c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6cf81" officeooo:paragraph-rsid="0006cf8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08bd95" officeooo:paragraph-rsid="0008bd9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271fe" officeooo:paragraph-rsid="001271f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163ced" officeooo:paragraph-rsid="0015d26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3c674" officeooo:paragraph-rsid="0003c674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401c0" officeooo:paragraph-rsid="000401c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33ae" officeooo:paragraph-rsid="000633ae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33ae" officeooo:paragraph-rsid="0008bd95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6cf81" officeooo:paragraph-rsid="0006cf8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8bd95" officeooo:paragraph-rsid="0008bd9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93851" officeooo:paragraph-rsid="00093851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aa201" officeooo:paragraph-rsid="000aa201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bb191" officeooo:paragraph-rsid="000bb19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e3291" officeooo:paragraph-rsid="000e3291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ff055" officeooo:paragraph-rsid="000ff05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271fe" officeooo:paragraph-rsid="001271f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b6e0" officeooo:paragraph-rsid="0013b6e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b668" officeooo:paragraph-rsid="0014b66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d268" officeooo:paragraph-rsid="0014b668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3ced" officeooo:paragraph-rsid="00163ce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14c9" officeooo:paragraph-rsid="001814c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14c9" officeooo:paragraph-rsid="0018397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3971" officeooo:paragraph-rsid="00183971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03c674" officeooo:paragraph-rsid="0003c67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06cf81" officeooo:paragraph-rsid="0006cf81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0401c0" officeooo:paragraph-rsid="000401c0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08bd95" officeooo:paragraph-rsid="0008bd9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1271fe" officeooo:paragraph-rsid="001271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15d268" officeooo:paragraph-rsid="0015d26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b6e0" officeooo:paragraph-rsid="001271f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d268" officeooo:paragraph-rsid="0014b66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83971" officeooo:paragraph-rsid="00183971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183971" officeooo:paragraph-rsid="00183971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20838d" officeooo:paragraph-rsid="0020838d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6f05f3" loext:opacity="100%" fo:font-size="12pt" style:text-underline-style="solid" style:text-underline-width="auto" style:text-underline-color="font-color" fo:font-weight="normal" officeooo:rsid="0024a5d7" officeooo:paragraph-rsid="0024a5d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d9d63" officeooo:paragraph-rsid="001d9d63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d9d63" officeooo:paragraph-rsid="001e1611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f96e4" officeooo:paragraph-rsid="001f96e4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fc5cc" officeooo:paragraph-rsid="001fc5c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1fc5cc" officeooo:paragraph-rsid="0020838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0838d" officeooo:paragraph-rsid="0020838d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31edc" officeooo:paragraph-rsid="00231edc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fo:font-size="12pt" style:text-underline-style="none" fo:font-weight="normal" officeooo:rsid="00231edc" officeooo:paragraph-rsid="0024a5d7" style:font-size-asian="10.5pt" style:font-weight-asian="normal" style:font-size-complex="12pt" style:font-weight-complex="normal"/>
    </style:style>
    <style:style style:name="T1" style:family="text">
      <style:text-properties officeooo:rsid="000401c0"/>
    </style:style>
    <style:style style:name="T2" style:family="text">
      <style:text-properties officeooo:rsid="000633ae"/>
    </style:style>
    <style:style style:name="T3" style:family="text">
      <style:text-properties officeooo:rsid="0007d5f1"/>
    </style:style>
    <style:style style:name="T4" style:family="text">
      <style:text-properties officeooo:rsid="0008bd95"/>
    </style:style>
    <style:style style:name="T5" style:family="text">
      <style:text-properties officeooo:rsid="00093851"/>
    </style:style>
    <style:style style:name="T6" style:family="text">
      <style:text-properties officeooo:rsid="000bb191"/>
    </style:style>
    <style:style style:name="T7" style:family="text">
      <style:text-properties officeooo:rsid="000d1b0e"/>
    </style:style>
    <style:style style:name="T8" style:family="text">
      <style:text-properties officeooo:rsid="000e3291"/>
    </style:style>
    <style:style style:name="T9" style:family="text">
      <style:text-properties officeooo:rsid="000e7573"/>
    </style:style>
    <style:style style:name="T10" style:family="text">
      <style:text-properties officeooo:rsid="000ff055"/>
    </style:style>
    <style:style style:name="T11" style:family="text">
      <style:text-properties officeooo:rsid="0013b6e0"/>
    </style:style>
    <style:style style:name="T12" style:family="text">
      <style:text-properties officeooo:rsid="0014b668"/>
    </style:style>
    <style:style style:name="T13" style:family="text">
      <style:text-properties officeooo:rsid="0015d268"/>
    </style:style>
    <style:style style:name="T14" style:family="text">
      <style:text-properties officeooo:rsid="001814c9"/>
    </style:style>
    <style:style style:name="T15" style:family="text">
      <style:text-properties officeooo:rsid="00183971"/>
    </style:style>
    <style:style style:name="T16" style:family="text">
      <style:text-properties officeooo:rsid="001e1611"/>
    </style:style>
    <style:style style:name="T17" style:family="text">
      <style:text-properties officeooo:rsid="001ec995"/>
    </style:style>
    <style:style style:name="T18" style:family="text">
      <style:text-properties officeooo:rsid="001f96e4"/>
    </style:style>
    <style:style style:name="T19" style:family="text">
      <style:text-properties officeooo:rsid="001fc5cc"/>
    </style:style>
    <style:style style:name="T20" style:family="text">
      <style:text-properties officeooo:rsid="0020838d"/>
    </style:style>
    <style:style style:name="T21" style:family="text">
      <style:text-properties officeooo:rsid="0021ce42"/>
    </style:style>
    <style:style style:name="T22" style:family="text">
      <style:text-properties officeooo:rsid="00231edc"/>
    </style:style>
    <style:style style:name="T23" style:family="text">
      <style:text-properties officeooo:rsid="0024a5d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glish summer Homework</text:p>
      <text:p text:style-name="P1"/>
      <text:p text:style-name="P26">1 Cambridge:</text:p>
      <text:p text:style-name="P7"/>
      <text:p text:style-name="P7">Ideal job: 1) A <text:s text:c="3"/>2) A <text:s text:c="3"/>3) D <text:s text:c="3"/>4) C <text:s text:c="3"/>5) D <text:s text:c="3"/>6) C <text:s text:c="3"/>7) A <text:s text:c="3"/>8) D</text:p>
      <text:p text:style-name="P7"/>
      <text:p text:style-name="P7">Search of silence: 9) as <text:s text:c="3"/>10) or <text:s text:c="3"/>11) Is <text:s text:c="3"/>12) <text:span text:style-name="T1">about <text:s text:c="3"/>13) that <text:s text:c="3"/>14) than <text:s text:c="3"/>15) as <text:s text:c="3"/>16) xxxx</text:span></text:p>
      <text:p text:style-name="P7"/>
      <text:p text:style-name="P28">Animals:</text:p>
      <text:p text:style-name="P2"/>
      <text:p text:style-name="P8">Amazing Irish animals: 1) B <text:s text:c="3"/>2) A <text:s text:c="3"/>3) C <text:s text:c="3"/>4) C <text:s text:c="3"/>5) D <text:s text:c="3"/>6) B <text:s text:c="3"/>7) C <text:s text:c="3"/>8) A</text:p>
      <text:p text:style-name="P8"/>
      <text:p text:style-name="P8">Animals collocation: 1) <text:span text:style-name="T2">PARROT : </text:span>beak, feathers, <text:span text:style-name="T2">claws, wing <text:s text:c="3"/>2) POLAR BEAR: paws, fur</text:span></text:p>
      <text:p text:style-name="P10">3) LEOPARD: paws, spots, fur, fangs <text:s text:c="3"/>4) TIGER: stripes, paws, claws, fur, fangs</text:p>
      <text:p text:style-name="P9">5) ELEPHANT: paws, trunk, tusks <text:s text:c="3"/>6) LION: paws, claws, fur, fangs, mane</text:p>
      <text:p text:style-name="P9">7) SNAKE: scales, fangs <text:s text:c="3"/>8) GOLD FISH: fin, scales</text:p>
      <text:p text:style-name="P9"/>
      <text:p text:style-name="P27">5 Cambridge:</text:p>
      <text:p text:style-name="P3"/>
      <text:p text:style-name="P11">Graduate paths: 43) <text:span text:style-name="T3">B <text:s text:c="3"/></text:span>44) <text:span text:style-name="T3">A <text:s text:c="3"/></text:span>45) <text:span text:style-name="T3">B <text:s text:c="3"/></text:span>46) <text:span text:style-name="T3">A <text:s text:c="3"/></text:span>47) <text:span text:style-name="T3">C <text:s text:c="3"/></text:span>48) <text:span text:style-name="T3">C <text:s text:c="2"/></text:span><text:s/>49) <text:span text:style-name="T3">D <text:s text:c="2"/></text:span><text:s/>50) <text:span text:style-name="T3">A <text:s text:c="2"/></text:span><text:s/>51) <text:span text:style-name="T4">D</text:span> <text:s text:c="3"/>52) <text:span text:style-name="T4">B</text:span></text:p>
      <text:p text:style-name="P11"/>
      <text:p text:style-name="P29">Comparatives:</text:p>
      <text:p text:style-name="P4"/>
      <text:p text:style-name="P12">1: <text:s/>holiday – vacation ; subway – underground ; closet – wardrobe ; lift – elevator </text:p>
      <text:p text:style-name="P12"><text:s text:c="5"/>pavement – sidewalk ; rubbish – garbage</text:p>
      <text:p text:style-name="P12"/>
      <text:p text:style-name="P12">2: non capito dove leggere</text:p>
      <text:p text:style-name="P12"/>
      <text:p text:style-name="P12">4: fit/fittest/the fittest ; late/latest/the latest ; healthy/healthiest/the healthiest ; soon/?/?</text:p>
      <text:p text:style-name="P12"><text:s text:c="4"/>well-dressed/b<text:span text:style-name="T5">etter</text:span>-dressed/the best-dressed</text:p>
      <text:p text:style-name="P12"/>
      <text:p text:style-name="P12">5: 1) the best “ <text:s text:c="3"/>2) <text:span text:style-name="T5">than <text:s text:c="3"/>3) far <text:s text:c="3"/>4) healthy</text:span> <text:s text:c="3"/><text:span text:style-name="T5">5) The <text:s text:c="3"/>6) best-dressed</text:span></text:p>
      <text:p text:style-name="P12"/>
      <text:p text:style-name="P13">6: 1) longest <text:s text:c="3"/>2) as far <text:s text:c="3"/>3) more boring <text:s text:c="3"/>4) the better <text:s text:c="4"/>5) the worst <text:s text:c="3"/>6) easier <text:s text:c="3"/>7) ?</text:p>
      <text:p text:style-name="P13"/>
      <text:p text:style-name="P14">7: <text:span text:style-name="T6">1) worse <text:s text:c="3"/>2) youngest <text:s text:c="3"/>3) far <text:s text:c="3"/>4) more, lesser <text:s text:c="3"/>5) as <text:s text:c="3"/>6) more</text:span></text:p>
      <text:p text:style-name="P14"/>
      <text:p text:style-name="P15">8: <text:span text:style-name="T7">1) funnier than <text:s text:c="3"/>2) isn’t as fast as <text:s text:c="3"/>3) </text:span><text:span text:style-name="T8">much less tall <text:s text:c="3"/>4) the more <text:s text:c="3"/>5) the best in</text:span></text:p>
      <text:p text:style-name="P15"/>
      <text:p text:style-name="P16">9: <text:span text:style-name="T9">1) far <text:s text:c="3"/>2) worst <text:s text:c="3"/>3) </text:span><text:span text:style-name="T10">as <text:s text:c="3"/>4) less <text:s text:c="3"/>5) tastier</text:span></text:p>
      <text:p text:style-name="P17"/>
      <text:p text:style-name="P17">10: 1) “ are much better-paid than “ <text:s text:c="3"/>2) The “ is a bit higher than “ <text:s text:c="3"/>3) “ is a little shorter than “</text:p>
      <text:p text:style-name="P17"><text:s text:c="6"/>4) “ is far grater than “</text:p>
      <text:p text:style-name="P17"/>
      <text:p text:style-name="P30">Articles:</text:p>
      <text:p text:style-name="P5"/>
      <text:p text:style-name="P18">3: 1) x <text:s text:c="3"/>2) x <text:s text:c="3"/>3) an <text:s text:c="3"/>4) a <text:s text:c="3"/>5) the <text:s text:c="3"/>6) the <text:s text:c="3"/>7) the <text:s text:c="3"/>8) a <text:s text:c="3"/>9) a <text:s text:c="3"/>10) <text:span text:style-name="T11">an <text:s text:c="3"/>11) a <text:s text:c="3"/>12) a <text:s text:c="3"/>13) the <text:s text:c="8"/></text:span></text:p>
      <text:p text:style-name="P32"><text:s text:c="4"/>14) the <text:s text:c="3"/>15) x <text:s text:c="3"/>16) the <text:s text:c="3"/>17) the <text:s text:c="4"/>18) a</text:p>
      <text:p text:style-name="P18"/>
      <text:p text:style-name="P19">4: a – nr. 3 <text:s text:c="2"/>; <text:s text:c="3"/>b – nr.1 <text:s text:c="3"/>; <text:s text:c="3"/>c – nr. 2<text:tab/><text:tab/>5: examples: nr. 1 – 2 – 15</text:p>
      <text:p text:style-name="P19"/>
      <text:p text:style-name="P19"><text:soft-page-break/>6: 1) a <text:s text:c="3"/>2) a <text:s text:c="3"/>3) x <text:s text:c="3"/>4) a <text:s text:c="3"/>5) The <text:s text:c="3"/>6) x <text:s text:c="3"/>7) the <text:s text:c="3"/>8) the <text:s text:c="3"/>9) x <text:s text:c="3"/>10) <text:span text:style-name="T12">a <text:s text:c="3"/></text:span><text:s/>11) <text:span text:style-name="T12">the <text:s text:c="2"/></text:span><text:s/>12) <text:span text:style-name="T12">the</text:span></text:p>
      <text:p text:style-name="P19"/>
      <text:p text:style-name="P20">7: 2) a <text:s text:c="3"/>3) x <text:s text:c="3"/>4) The <text:s text:c="3"/>5) x <text:s text:c="3"/>6) the <text:s text:c="3"/>7) a <text:s text:c="3"/>8) the <text:s text:c="3"/>9) the</text:p>
      <text:p text:style-name="P20"/>
      <text:p text:style-name="P20">8: 1) the “ <text:s text:c="3"/>2) the <text:s text:c="3"/>3) a <text:s text:c="3"/>4) lunch <text:s text:c="3"/>5) a <text:s text:c="3"/>6) The “ 7) the “</text:p>
      <text:p text:style-name="P20"/>
      <text:p text:style-name="P20">9: The article makes the object you’re referring to more specific, we can notice it more in the </text:p>
      <text:p text:style-name="P20"><text:s text:c="4"/>second example</text:p>
      <text:p text:style-name="P20"/>
      <text:p text:style-name="P20">10: 1) “ a bad day <text:s text:c="3"/>2) “ <text:span text:style-name="T13">breakfast <text:s/>in bed <text:s text:c="3"/>3) “ a dream <text:s text:c="3"/>4) “ a flu <text:s text:c="3"/>5) “ fun <text:s text:c="3"/>6) lunch at home</text:span></text:p>
      <text:p text:style-name="P21"><text:s text:c="6"/>7) “ a nap <text:s text:c="3"/>8) “ a row</text:p>
      <text:p text:style-name="P21"/>
      <text:p text:style-name="P31">Blog Vocabulary:</text:p>
      <text:p text:style-name="P6"/>
      <text:p text:style-name="P22">A ladder to the sky: <text:span text:style-name="T14">1) B <text:s text:c="3"/>2) B <text:s text:c="3"/>3) C <text:s text:c="3"/>4) A <text:s text:c="3"/>5) B <text:s text:c="3"/>6) D <text:s text:c="3"/>7) A <text:s text:c="3"/>8) B</text:span></text:p>
      <text:p text:style-name="P22"/>
      <text:p text:style-name="P23">1: Newspaper – advertisement, article, daily, headline, local, today’s, paperback</text:p>
      <text:p text:style-name="P23"><text:s text:c="4"/>Magazine – advertisement, best seller, chick lit, fashion, glossy, gossip, headline, monthly, travel,</text:p>
      <text:p text:style-name="P23"><text:s text:c="4"/>weekly, women’s, paperback</text:p>
      <text:p text:style-name="P23"><text:s text:c="4"/>Book – best seller, hardback, page-turner</text:p>
      <text:p text:style-name="P23"><text:s text:c="4"/>(non so se sia giusto)</text:p>
      <text:p text:style-name="P23"/>
      <text:p text:style-name="P24">2: <text:span text:style-name="T15">1) immaginate <text:s text:c="3"/>2) immaginated <text:s text:c="3"/>3) ? <text:s text:c="3"/>4) ? <text:s text:c="3"/>5) amazing <text:s text:c="3"/>6) amazingly <text:s text:c="3"/>7) biography <text:s text:c="3"/></text:span></text:p>
      <text:p text:style-name="P25"><text:s text:c="4"/>8) biographically <text:s text:c="3"/>9) education <text:s text:c="3"/>10) educate <text:s text:c="3"/>11) educated <text:s text:c="3"/>12) exitment <text:s text:c="3"/>13) exite</text:p>
      <text:p text:style-name="P25"><text:s text:c="4"/>14) exitingly <text:s text:c="3"/>15) romance <text:s text:c="3"/>16) romantic <text:s text:c="3"/>17) romanticly <text:s text:c="3"/>18) mistery <text:s text:c="3"/>19) misterious</text:p>
      <text:p text:style-name="P25"><text:s text:c="4"/>20) boredom <text:s text:c="3"/>21) bore <text:s text:c="3"/>22) boringly <text:s text:c="3"/>23) depth <text:s text:c="3"/>24) ? <text:s text:c="3"/>25) ? <text:s text:c="3"/>26) hystorical</text:p>
      <text:p text:style-name="P25"><text:s text:c="4"/>27) hystorically</text:p>
      <text:p text:style-name="P25"/>
      <text:p text:style-name="P35">Past tenses:</text:p>
      <text:p text:style-name="P35"/>
      <text:p text:style-name="P38">1: 1) had never seen <text:s text:c="3"/>2) had been travelling <text:s text:c="3"/>3) have you been writing <text:s text:c="3"/>4) ? <text:s text:c="3"/>5) had looked <text:s text:c="3"/></text:p>
      <text:p text:style-name="P38"><text:s text:c="4"/>6) had studied “ would have gone</text:p>
      <text:p text:style-name="P38"/>
      <text:p text:style-name="P38">2: 1) OK <text:s text:c="3"/>2) since → for <text:s text:c="3"/>3) found → find <text:s text:c="3"/>4) OK <text:s text:c="3"/>5) OK <text:s text:c="3"/>6) OK (credo)</text:p>
      <text:p text:style-name="P38"/>
      <text:p text:style-name="P39">3: 1) was <text:s text:c="3"/>2) was <text:s text:c="3"/>3) had changed <text:s text:c="3"/>4) was <text:s text:c="3"/>5) moved <text:s text:c="3"/>6) wasn’t <text:s text:c="3"/>7) grew <text:s text:c="3"/>8) <text:span text:style-name="T16">felt <text:s text:c="3"/></text:span></text:p>
      <text:p text:style-name="P39"><text:span text:style-name="T16"><text:s text:c="4"/>9) had missed <text:s text:c="3"/>10) </text:span><text:span text:style-name="T17">had experienced <text:s text:c="3"/>11) </text:span><text:span text:style-name="T18">were <text:s text:c="3"/>12) was</text:span></text:p>
      <text:p text:style-name="P39"/>
      <text:p text:style-name="P40">4: <text:span text:style-name="T19">1 - C ; 2 - F ; 3 - D ; 4 - A ; 5 - E ; 6 – B</text:span></text:p>
      <text:p text:style-name="P40"/>
      <text:p text:style-name="P41">5: Students used to do researches at the library <text:s text:c="2"/>; <text:s text:c="2"/>Teachers didn’t use to give PowerPoint presentations <text:s text:c="2"/>; <text:s text:c="2"/>Teachers used to handwrite assignments <text:s text:c="2"/>; <text:s text:c="2"/>Students used to have longer school holidays <text:s text:c="2"/>; <text:s text:c="3"/>Students didn’t use to have student counsellors to talk to <text:s text:c="2"/>; <text:s text:c="2"/>Students used to recive corporal punishment <text:s text:c="2"/>; <text:s text:c="3"/>Kids used to walk to school <text:s text:c="2"/>; <text:s text:c="2"/>Students used to wear school uniforms <text:s text:c="2"/>;</text:p>
      <text:p text:style-name="P41">Teachers used to write on a blackboard</text:p>
      <text:p text:style-name="P41"/>
      <text:p text:style-name="P41">6: 1) used to <text:s text:c="3"/>2) would <text:s text:c="3"/>3) did you use to <text:s text:c="3"/>4) would <text:s text:c="3"/>5) both <text:s text:c="3"/>6) wouldn’t / used to</text:p>
      <text:p text:style-name="P41"/>
      <text:p text:style-name="P42">7: <text:span text:style-name="T20">1) getting used to <text:s text:c="3"/>2) ‘m used to <text:s text:c="3"/>3) to get used to <text:s text:c="3"/>4) used to <text:s text:c="3"/>5) ‘ll get used to</text:span></text:p>
      <text:p text:style-name="P42"/>
      <text:p text:style-name="P42"/>
      <text:p text:style-name="P42"/>
      <text:p text:style-name="P36"><text:soft-page-break/>Conditionals:</text:p>
      <text:p text:style-name="P36"/>
      <text:p text:style-name="P43">1: <text:s/><text:span text:style-name="T21">1 - E ; 2 - D ; 3 - A ; 4 - </text:span><text:span text:style-name="T22">B</text:span><text:span text:style-name="T21"> ; 5 - <text:s/></text:span><text:span text:style-name="T22">C </text:span><text:span text:style-name="T21">; 6 - </text:span><text:span text:style-name="T22">H </text:span><text:span text:style-name="T21"><text:s/>; 7 - </text:span><text:span text:style-name="T22">F</text:span><text:span text:style-name="T21"> ; 8 – </text:span><text:span text:style-name="T22">G</text:span></text:p>
      <text:p text:style-name="P43"/>
      <text:p text:style-name="P44">2: 2) ? <text:s text:c="3"/>3) we will need to work fulltime <text:s text:c="3"/>4) I will have dinner out <text:s text:c="3"/>5) I will be late to work</text:p>
      <text:p text:style-name="P44"><text:s text:c="4"/>6) will you do my Maths homework? <text:s text:c="3"/>7) I will have a shower <text:s text:c="3"/>8) I won’t hang out with him</text:p>
      <text:p text:style-name="P44"/>
      <text:p text:style-name="P44">3: 2) If I won a lot of money I’d travel around the world</text:p>
      <text:p text:style-name="P44"><text:s text:c="4"/>3) If you studied you’d pass your exams </text:p>
      <text:p text:style-name="P44"><text:s text:c="4"/>4) If I were you I would give up smoking</text:p>
      <text:p text:style-name="P44"><text:s text:c="4"/>5) If you wanted to you could invest in bitcoins</text:p>
      <text:p text:style-name="P44"><text:s text:c="4"/>6) ?</text:p>
      <text:p text:style-name="P44"><text:s text:c="4"/>7) ?</text:p>
      <text:p text:style-name="P44"/>
      <text:p text:style-name="P45">4: If she’d passed her exams se would have gone to university <text:s text:c="2"/>; <text:s text:c="2"/>If she’d went to university she <text:s text:c="6"/></text:p>
      <text:p text:style-name="P45"><text:s text:c="4"/>would have found a good job <text:s text:c="2"/>; <text:s text:c="2"/><text:span text:style-name="T23">If she’d found a good job she would have won an international <text:s/></text:span></text:p>
      <text:p text:style-name="P45"><text:span text:style-name="T23"><text:s text:c="4"/>prize <text:s text:c="2"/>; <text:s text:c="2"/>if she’d won an international prize she would have become famous <text:s text:c="2"/>; <text:s text:c="2"/>If she’d become <text:s text:c="2"/></text:span></text:p>
      <text:p text:style-name="P45"><text:span text:style-name="T23"><text:s text:c="4"/>famous she would have made a lot of money</text:span></text:p>
      <text:p text:style-name="P44"/>
      <text:p text:style-name="P37">Reading B1 and B2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4T17:24:02.349739990</meta:creation-date>
    <dc:date>2023-07-25T15:46:43.266923499</dc:date>
    <meta:editing-duration>PT1H15M11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74" meta:word-count="961" meta:character-count="5050" meta:non-whitespace-character-count="3437"/>
  </office:meta>
</office:document-meta>
</file>